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58.35pt"/>
    </style:style>
    <style:style style:name="co3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bbdef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bbdefb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bbdef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25">
      <style:table-cell-properties fo:background-color="#bbdef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">
      <style:table-cell-properties fo:background-color="#bbde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bde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bbdef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bdefb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fo:background-color="#fff8e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bbdef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number-columns-spanned="1" table:number-rows-spanned="2"/>
          <table:table-cell table:style-name="ce8" office:value-type="string" calcext:value-type="string" table:number-columns-spanned="2" table:number-rows-spanned="2">
            <text:p>Financial Model Input Form</text:p>
          </table:table-cell>
          <table:covered-table-cell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7"/>
        </table:table-row>
        <table:table-row table:style-name="ro2">
          <table:covered-table-cell table:number-columns-repeated="27"/>
          <table:table-cell table:number-columns-repeated="997"/>
        </table:table-row>
        <table:table-row table:style-name="ro1">
          <table:table-cell table:style-name="ce2" table:number-columns-repeated="6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Client Name</text:p>
          </table:table-cell>
          <table:table-cell table:style-name="ce10" office:value-type="string" calcext:value-type="string">
            <text:p>Christopher Pinski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4"/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Starting Amount</text:p>
          </table:table-cell>
          <table:table-cell table:style-name="ce10" office:value-type="float" office:value="400000" calcext:value-type="float">
            <text:p>$400,000.00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2" table:number-columns-repeated="4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Number of Years</text:p>
          </table:table-cell>
          <table:table-cell table:style-name="ce11" office:value-type="float" office:value="30" calcext:value-type="float">
            <text:p>30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5"/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Annual Growth Rate for Stock Market Account</text:p>
          </table:table-cell>
          <table:table-cell table:style-name="ce12" office:value-type="percentage" office:value="0.1" calcext:value-type="percentage">
            <text:p>10%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5" table:number-columns-repeated="2"/>
          <table:table-cell table:style-name="ce2" table:number-columns-repeated="4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Annual Growth Rate for Safe Money Option</text:p>
          </table:table-cell>
          <table:table-cell table:style-name="ce12" office:value-type="percentage" office:value="0.1" calcext:value-type="percentage">
            <text:p>10%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6"/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Number Years to Market Crash 1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6" table:number-columns-repeated="2"/>
          <table:table-cell table:style-name="ce2" table:number-columns-repeated="4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% First Market Crash</text:p>
          </table:table-cell>
          <table:table-cell table:style-name="ce12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5" table:number-columns-repeated="2"/>
          <table:table-cell table:style-name="ce2" table:number-columns-repeated="4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Number Years to Market Crash 2</text:p>
          </table:table-cell>
          <table:table-cell table:style-name="ce13" office:value-type="float" office:value="12" calcext:value-type="float">
            <text:p>12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6" table:number-columns-repeated="2"/>
          <table:table-cell table:style-name="ce2" table:number-columns-repeated="4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3"/>
          <table:table-cell table:style-name="ce9" office:value-type="string" calcext:value-type="string">
            <text:p>% Second Market Crash</text:p>
          </table:table-cell>
          <table:table-cell table:style-name="ce12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5" table:number-columns-repeated="2"/>
          <table:table-cell table:style-name="ce2"/>
          <table:table-cell table:style-name="ce14"/>
          <table:table-cell table:style-name="ce2"/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2" table:number-columns-repeated="6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14" table:number-columns-repeated="2"/>
          <table:table-cell table:style-name="ce2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6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14" table:number-columns-repeated="2"/>
          <table:table-cell table:style-name="ce2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6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14"/>
          <table:table-cell table:style-name="ce2" table:number-columns-repeated="2"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table:number-columns-repeated="6"/>
          <table:table-cell table:style-name="ce7" table:number-columns-repeated="21"/>
          <table:table-cell table:number-columns-repeated="997"/>
        </table:table-row>
        <table:table-row table:style-name="ro1" table:number-rows-repeated="968">
          <table:table-cell table:style-name="ce7" table:number-columns-repeated="27"/>
          <table:table-cell table:number-columns-repeated="99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